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90000033E5903F528.png" manifest:media-type="image/png"/>
  <manifest:file-entry manifest:full-path="Pictures/10000001000003490000033E43F20357.png" manifest:media-type="image/png"/>
  <manifest:file-entry manifest:full-path="Pictures/10000001000003490000033EDDD11258.png" manifest:media-type="image/png"/>
  <manifest:file-entry manifest:full-path="Pictures/10000001000003490000033E24C92C80.png" manifest:media-type="image/png"/>
  <manifest:file-entry manifest:full-path="Pictures/10000001000003490000033EF4D128F9.png" manifest:media-type="image/png"/>
  <manifest:file-entry manifest:full-path="Pictures/10000001000003490000033EBE9E4B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73f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04cm" svg:y="0cm" svg:width="5.779cm" svg:height="5.703cm" draw:z-index="0"><draw:image xlink:href="Pictures/10000001000003490000033EBE9E4B5C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3"/><text:span text:style-name="T1">C = 2, a = 1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099cm" svg:y="0.161cm" svg:width="5.757cm" svg:height="5.681cm" draw:z-index="1"><draw:image xlink:href="Pictures/10000001000003490000033E24C92C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/><text:span text:style-name="T1">C=0.5, a=1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097cm" svg:y="0.407cm" svg:width="5.606cm" svg:height="5.532cm" draw:z-index="2"><draw:image xlink:href="Pictures/10000001000003490000033EDDD112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2"/><text:span text:style-name="T1">C=1, a=1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072cm" svg:y="0.355cm" svg:width="5.375cm" svg:height="5.304cm" draw:z-index="3"><draw:image xlink:href="Pictures/10000001000003490000033EF4D128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/><text:span text:style-name="T1">C=2, a=2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083cm" svg:y="-0.185cm" svg:width="5.271cm" svg:height="5.2cm" draw:z-index="4"><draw:image xlink:href="Pictures/10000001000003490000033E5903F528.png" xlink:type="simple" xlink:show="embed" xlink:actuate="onLoad" draw:mime-type="image/png"/></draw:frame><text:s/><text:span text:style-name="T1">C=0.5, a=2</text:span></text:p>
      <text:p text:style-name="Standard"/>
      <text:p text:style-name="Standard"><draw:frame draw:style-name="fr1" draw:name="Image6" text:anchor-type="char" svg:x="0.03cm" svg:y="0cm" svg:width="5.777cm" svg:height="5.701cm" draw:z-index="5"><draw:image xlink:href="Pictures/10000001000003490000033E43F2035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text:s/><text:span text:style-name="T1">C=1, a=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7:42:27.067091029</meta:creation-date>
    <dc:date>2024-09-12T07:48:45.766481920</dc:date>
    <meta:editing-duration>PT6M19S</meta:editing-duration>
    <meta:editing-cycles>1</meta:editing-cycles>
    <meta:document-statistic meta:table-count="0" meta:image-count="6" meta:object-count="0" meta:page-count="2" meta:paragraph-count="7" meta:word-count="16" meta:character-count="67" meta:non-whitespace-character-count="46"/>
    <meta:generator>LibreOffice/7.6.7.2$Linux_X86_64 LibreOffice_project/60$Build-2</meta:generator>
  </office:meta>
</office:document-meta>
</file>